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7a4a4" officeooo:paragraph-rsid="0007a4a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8a2d1" officeooo:paragraph-rsid="0008a2d1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07a4a4" officeooo:paragraph-rsid="0007a4a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f1192" officeooo:paragraph-rsid="000f1192" style:font-weight-asian="normal" style:font-weight-complex="normal"/>
    </style:style>
    <style:style style:name="P7" style:family="paragraph" style:parent-style-name="Standard">
      <style:paragraph-properties fo:text-align="center" style:justify-single-word="false" fo:padding="0.049cm" fo:border="0.99pt solid #000000" style:shadow="none"/>
      <style:text-properties style:font-name="Times New Roman" fo:font-weight="bold" officeooo:rsid="0007a4a4" officeooo:paragraph-rsid="0007a4a4" style:font-weight-asian="bold" style:font-weight-complex="bold"/>
    </style:style>
    <style:style style:name="P8" style:family="paragraph" style:parent-style-name="Standard">
      <style:paragraph-properties fo:text-align="center" style:justify-single-word="false" fo:padding="0.049cm" fo:border="0.99pt solid #000000" style:shadow="none"/>
      <style:text-properties style:font-name="Times New Roman" fo:font-weight="bold" officeooo:rsid="0007a4a4" officeooo:paragraph-rsid="000f119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07a4a4" officeooo:paragraph-rsid="0010f247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officeooo:rsid="0007a4a4" officeooo:paragraph-rsid="0010f247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0f1192" officeooo:paragraph-rsid="0010f24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0f1192" officeooo:paragraph-rsid="000f119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0f1192" officeooo:paragraph-rsid="0011cf1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officeooo:rsid="0010f247" officeooo:paragraph-rsid="0010f24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paragraph-rsid="0010f247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0f247"/>
    </style:style>
    <style:style style:name="T1" style:family="text">
      <style:text-properties fo:font-weight="bold" officeooo:rsid="0010f247" style:font-weight-asian="bold" style:font-weight-complex="bold"/>
    </style:style>
    <style:style style:name="T2" style:family="text">
      <style:text-properties officeooo:rsid="000f1192"/>
    </style:style>
    <style:style style:name="T3" style:family="text">
      <style:text-properties officeooo:rsid="0010f247"/>
    </style:style>
    <style:style style:name="T4" style:family="text">
      <style:text-properties style:font-name="Times New Roman" fo:font-weight="normal" officeooo:rsid="0010f247" style:font-weight-asian="normal" style:font-weight-complex="normal"/>
    </style:style>
    <style:style style:name="T5" style:family="text">
      <style:text-properties style:font-name="Times New Roman" fo:font-weight="normal" officeooo:rsid="000f1192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f1192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0f247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super 58%" fo:font-size="11pt" fo:font-style="normal" style:text-underline-style="none" officeooo:rsid="0010f247" style:text-blinking="false" fo:background-color="transparent" loext:char-shading-value="0" style:font-weight-asian="normal" style:font-weight-complex="normal"/>
    </style:style>
    <style:style style:name="T11" style:family="text">
      <style:text-properties officeooo:rsid="0010f247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officeooo:rsid="0011cf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SEIGNEMENT DE <text:span text:style-name="T3">MÉDECINE</text:span> <text:span text:style-name="T3">ÉNERGÉTIQUE</text:span></text:p>
      <text:p text:style-name="P8">MANUELLE TRADITIONNELLE CHINOISE 20<text:span text:style-name="T2">17 - 2018</text:span></text:p>
      <text:p text:style-name="P1"/>
      <text:p text:style-name="P7">BULLETIN D'INSCRIPTION</text:p>
      <text:p text:style-name="P2"/>
      <text:p text:style-name="P3">Nom et Prénom :</text:p>
      <text:p text:style-name="P3"/>
      <text:p text:style-name="P3">Date de naissance :</text:p>
      <text:p text:style-name="P3"/>
      <text:p text:style-name="P3">Profession :</text:p>
      <text:p text:style-name="P3"/>
      <text:p text:style-name="P3">Adresse :</text:p>
      <text:p text:style-name="P3"/>
      <text:p text:style-name="P3">Numéro de téléphone :</text:p>
      <text:p text:style-name="P10"/>
      <text:p text:style-name="P10"><text:span text:style-name="T3">Email</text:span> :</text:p>
      <text:p text:style-name="P11"/>
      <text:p text:style-name="P5"/>
      <text:p text:style-name="P14">S’inscrit à l’Enseignement de Médecine <text:span text:style-name="T3">Énergétique</text:span> Manuelle Traditionnelle Chinoise qui aura lieu de <text:span text:style-name="T3">juin</text:span> 201<text:span text:style-name="T3">7</text:span> à <text:span text:style-name="T3">décembre</text:span> 2018 à <text:span text:style-name="T14">Lille</text:span>, 13 Place Philippe Lebon sous la direction du Dr Lionel Catanzariti. </text:p>
      <text:p text:style-name="P14"/>
      <text:p text:style-name="P14">Cet enseignement se déroulera sur 12 <text:span text:style-name="T3">journées </text:span>(samedi <text:span text:style-name="T3">9h30 à 13h et 14h30 à 18h30</text:span>) en 2 niveaux de connaissances et de compétences de 6 <text:span text:style-name="T3">journées</text:span> chacun :</text:p>
      <text:p text:style-name="P6"/>
      <text:p text:style-name="P15">1<text:span text:style-name="T12">er</text:span> niveau :</text:p>
      <text:p text:style-name="P16"><text:span text:style-name="T11">Les samedis 17/06/2017, </text:span><text:bookmark text:name="docs-internal-guid-18fa3723-6f29-305d-a998-0b5ab7ff4075"/><text:span text:style-name="T8">14/10/2017, 18/11/2017, 09/12/2017, 20/01/2018 </text:span><text:span text:style-name="T9">et </text:span><text:span text:style-name="T8">10/02/2018 </text:span></text:p>
      <text:p text:style-name="P16"><text:span text:style-name="T8"/></text:p>
      <text:p text:style-name="P16"><text:span text:style-name="T9">2</text:span><text:span text:style-name="T10">ème</text:span><text:span text:style-name="T9"> niveau :<text:line-break/>Les samedis 17/03/2018, 20/05/2018, 16/06/2018, 13/10/2018, 18/11/2018 et 16/12/2018.</text:span></text:p>
      <text:p text:style-name="P12"/>
      <text:p text:style-name="P12"><text:span text:style-name="T3">La participation</text:span> <text:span text:style-name="T3">s’élève</text:span> <text:span text:style-name="T3">à :</text:span></text:p>
      <text:list xml:id="list4919010723627584652" text:style-name="L1">
        <text:list-item>
          <text:p text:style-name="P17"><text:span text:style-name="T4">200 euros par journée pour les professionnels de santé, </text:span></text:p>
        </text:list-item>
        <text:list-item>
          <text:p text:style-name="P17"><text:span text:style-name="T4">150 euros par journée pour les étudiants ou les non professionnels, </text:span></text:p>
        </text:list-item>
        <text:list-item>
          <text:p text:style-name="P17"><text:span text:style-name="T4">100 euros par journée pour les personnes ayant déjà suivi ce même enseignement.</text:span><text:span text:style-name="T5"> </text:span></text:p>
        </text:list-item>
      </text:list>
      <text:p text:style-name="P6"/>
      <text:p text:style-name="P12">Le <text:s/>bulletin d’inscription doit être adressé <text:span text:style-name="T3">avec un versement de </text:span><text:span text:style-name="T1">100 euros</text:span><text:span text:style-name="T3"> à : </text:span></text:p>
      <text:p text:style-name="P12"/>
      <text:p text:style-name="P12">Mr Lionel <text:span text:style-name="T3">Catanzariti</text:span>, </text:p>
      <text:p text:style-name="P12">13 Place Philippe Lebon </text:p>
      <text:p text:style-name="P15">Résidence Philippe Lebon</text:p>
      <text:p text:style-name="P12">59000 <text:span text:style-name="T3">Lille</text:span></text:p>
      <text:p text:style-name="P12"/>
      <text:p text:style-name="P6"/>
      <text:p text:style-name="P6">Les cours auront lieu 13 Place Philippe Lebon à <text:span text:style-name="T3">Lille</text:span>.</text:p>
      <text:p text:style-name="P4"/>
      <text:p text:style-name="P4"/>
      <text:p text:style-name="P4">Signatu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Catanzariti</meta:initial-creator>
    <meta:creation-date>2010-09-28T18:47:29</meta:creation-date>
    <dc:date>2017-06-03T14:16:42.322000000</dc:date>
    <meta:editing-duration>PT25M23S</meta:editing-duration>
    <meta:editing-cycles>9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25" meta:word-count="192" meta:character-count="1200" meta:non-whitespace-character-count="1027"/>
  </office:meta>
</office:document-meta>
</file>